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016cm" svg:height="1.016cm" svg:x="7.985cm" svg:y="3.66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016cm" svg:height="1.016cm" svg:x="5.686cm" svg:y="5.16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10.787cm" svg:y="5.16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9.288cm" svg:y="6.9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016cm" svg:height="1.016cm" svg:x="12.289cm" svg:y="6.97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016cm" svg:height="1.016cm" svg:x="12.29cm" svg:y="8.77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5.69cm" svg:y="6.97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5.691cm" svg:y="8.77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112cm" svg:y1="4.556cm" svg:x2="6.588cm" svg:y2="5.318cm">
          <text:p/>
        </draw:line>
        <draw:connector draw:style-name="gr2" draw:text-style-name="P3" draw:layer="layout" draw:type="line" svg:x1="6.194cm" svg:y1="6.184cm" svg:x2="6.198cm" svg:y2="6.972cm" draw:start-shape="id1" draw:start-glue-point="8" draw:end-shape="id2" draw:end-glue-point="4" svg:d="M6194 6184l4 788" svg:viewBox="0 0 5 789">
          <text:p/>
        </draw:connector>
        <draw:connector draw:style-name="gr2" draw:text-style-name="P3" draw:layer="layout" draw:type="line" svg:x1="6.198cm" svg:y1="7.988cm" svg:x2="6.199cm" svg:y2="8.773cm" draw:start-shape="id2" draw:start-glue-point="8" draw:end-shape="id3" draw:end-glue-point="4" svg:d="M6198 7988l1 785" svg:viewBox="0 0 2 786">
          <text:p/>
        </draw:connector>
        <draw:connector draw:style-name="gr2" draw:text-style-name="P3" draw:layer="layout" draw:type="line" svg:x1="8.853cm" svg:y1="4.535cm" svg:x2="10.935cm" svg:y2="5.317cm" draw:start-shape="id4" draw:start-glue-point="9" draw:end-shape="id5" draw:end-glue-point="5" svg:d="M8853 4535l2082 782" svg:viewBox="0 0 2083 783">
          <text:p/>
        </draw:connector>
        <draw:connector draw:style-name="gr2" draw:text-style-name="P3" draw:layer="layout" draw:type="line" svg:x1="10.935cm" svg:y1="6.037cm" svg:x2="9.796cm" svg:y2="6.97cm" draw:start-shape="id5" draw:start-glue-point="7" draw:end-shape="id6" draw:end-glue-point="4" svg:d="M10935 6037l-1139 933" svg:viewBox="0 0 1140 934">
          <text:p/>
        </draw:connector>
        <draw:connector draw:style-name="gr2" draw:text-style-name="P3" draw:layer="layout" draw:type="line" svg:x1="11.655cm" svg:y1="6.037cm" svg:x2="12.797cm" svg:y2="6.971cm" draw:start-shape="id5" draw:start-glue-point="9" draw:end-shape="id7" draw:end-glue-point="4" svg:d="M11655 6037l1142 934" svg:viewBox="0 0 1143 935">
          <text:p/>
        </draw:connector>
        <draw:connector draw:style-name="gr2" draw:text-style-name="P3" draw:layer="layout" draw:type="line" svg:x1="12.797cm" svg:y1="7.987cm" svg:x2="12.798cm" svg:y2="8.772cm" draw:start-shape="id7" draw:start-glue-point="8" draw:end-shape="id8" draw:end-glue-point="4" svg:d="M12797 7987l1 785" svg:viewBox="0 0 2 78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06T10:13:29.099000000</meta:creation-date>
    <dc:date>2021-10-06T10:20:41.795000000</dc:date>
    <meta:editing-duration>PT7M12S</meta:editing-duration>
    <meta:editing-cycles>2</meta:editing-cycles>
    <meta:generator>LibreOffice/6.3.2.2$Windows_X86_64 LibreOffice_project/98b30e735bda24bc04ab42594c85f7fd8be07b9c</meta:generator>
    <meta:document-statistic meta:object-count="15"/>
  </office:meta>
</office:document-meta>
</file>